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12mm"/>
    </style:style>
    <style:style style:name="co2" style:family="table-column">
      <style:table-column-properties fo:break-before="auto" style:column-width="24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31mm" fo:break-before="auto" style:use-optimal-row-height="true"/>
    </style:style>
    <style:style style:name="ro3" style:family="table-row">
      <style:table-row-properties style:row-height="5.5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V&quot;" style:apply-style-name="Vert" style:base-cell-address="Feuille1.B1"/>
      <style:map style:condition="cell-content()=&quot;X&quot;" style:apply-style-name="Rouge" style:base-cell-address="Feuille1.B1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()=&quot;V&quot;" style:apply-style-name="Vert" style:base-cell-address="Feuille1.B1"/>
      <style:map style:condition="cell-content()=&quot;X&quot;" style:apply-style-name="Rouge" style:base-cell-address="Feuille1.B1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Pages :</text:p>
          </table:table-cell>
          <table:table-cell/>
        </table:table-row>
        <table:table-row table:style-name="ro1">
          <table:table-cell office:value-type="string" calcext:value-type="string">
            <text:p>inscription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connexion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accueil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1" office:value-type="string" calcext:value-type="string">
            <text:p>visionnage d'un média :</text:p>
          </table:table-cell>
          <table:table-cell/>
        </table:table-row>
        <table:table-row table:style-name="ro1">
          <table:table-cell office:value-type="string" calcext:value-type="string">
            <text:p>vidé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usiqu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gestion compte :</text:p>
          </table:table-cell>
          <table:table-cell/>
        </table:table-row>
        <table:table-row table:style-name="ro2">
          <table:table-cell office:value-type="string" calcext:value-type="string">
            <text:p>modification mot de passe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modifications données (nom, prénom etc.)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ce1" office:value-type="string" calcext:value-type="string">
            <text:p>gestion de médias :</text:p>
          </table:table-cell>
          <table:table-cell/>
        </table:table-row>
        <table:table-row table:style-name="ro3">
          <table:table-cell office:value-type="string" calcext:value-type="string">
            <text:p>accueil (visualise l'ensemble des médias par catégories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jout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modifica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Recherche :</text:p>
          </table:table-cell>
          <table:table-cell/>
        </table:table-row>
        <table:table-row table:style-name="ro1">
          <table:table-cell office:value-type="string" calcext:value-type="string">
            <text:p>Média (playlists + vidéos + images…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fil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1" office:value-type="string" calcext:value-type="string">
            <text:p>Chat :</text:p>
          </table:table-cell>
          <table:table-cell/>
        </table:table-row>
        <table:table-row table:style-name="ro2">
          <table:table-cell office:value-type="string" calcext:value-type="string">
            <text:p>Système de socket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fficher le module de chat uniquement pour les utilisateurs connectés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 table:number-columns-repeated="2"/>
        </table:table-row>
        <table:table-row table:style-name="ro5">
          <table:table-cell table:style-name="Default" table:number-columns-repeated="2"/>
        </table:table-row>
        <table:table-row table:style-name="ro4">
          <table:table-cell table:style-name="ce3"/>
          <table:table-cell table:style-name="ce5"/>
        </table:table-row>
        <table:table-row table:style-name="ro4">
          <table:table-cell table:style-name="ce3" office:value-type="string" calcext:value-type="string">
            <text:p>gestion des contacts se faisant depuis n'importe quelle page sur la droite de l'écran.</text:p>
          </table:table-cell>
          <table:table-cell table:style-name="ce5"/>
        </table:table-row>
        <table:table-row table:style-name="ro5">
          <table:table-cell table:style-name="Default"/>
          <table:table-cell table:style-name="ce6"/>
        </table:table-row>
        <calcext:conditional-formats>
          <calcext:conditional-format calcext:target-range-address="Feuille1.B25:Feuille1.B26 Feuille1.B1:Feuille1.B23">
            <calcext:condition calcext:apply-style-name="Vert" calcext:value="=&quot;V&quot;" calcext:base-cell-address="Feuille1.B1"/>
            <calcext:condition calcext:apply-style-name="Rouge" calcext:value="=&quot;X&quot;" calcext:base-cell-address="Feuille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t" style:family="table-cell" style:parent-style-name="Default">
      <style:table-cell-properties fo:background-color="#009900"/>
      <style:text-properties fo:color="#ffffff"/>
    </style:style>
    <style:style style:name="Rouge" style:family="table-cell" style:parent-style-name="Default">
      <style:table-cell-properties fo:background-color="#cc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09:50:16.481741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4:48:04.824281869</meta:creation-date>
    <dc:date>2016-08-25T10:14:56.741919079</dc:date>
    <meta:editing-duration>PT36M7S</meta:editing-duration>
    <meta:editing-cycles>5</meta:editing-cycles>
    <meta:generator>LibreOffice/5.1.4.2$Linux_X86_64 LibreOffice_project/10m0$Build-2</meta:generator>
    <dc:creator>Takiguchi </dc:creator>
    <meta:document-statistic meta:table-count="1" meta:cell-count="39" meta:object-count="0"/>
  </office:meta>
</office:document-meta>
</file>